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3"/>
      <text:p text:style-name="P2"/>
      <text:p text:style-name="P2"/>
      <text:p text:style-name="P2"/>
      <text:p text:style-name="P2"><text:tab/>Apple --------------------------<text:tab/>The apple does not fall far from -------------<text:tab/>Page <text:s/>1</text:p>
      <text:p text:style-name="P2"><text:tab/>Bee ----------------------------<text:tab/>The magic of bumblebee's flight ------------<text:tab/>Page <text:s/>2</text:p>
      <text:p text:style-name="P2"><text:tab/>Control -----------------------<text:tab/>Everybody is a little controller --------------<text:tab/>Page <text:s/>3</text:p>
      <text:p text:style-name="P2"><text:tab/>Death ------------------------- <text:tab/>Nature's answer to continuity ----------------<text:tab/>Page <text:s/>4</text:p>
      <text:p text:style-name="P2"><text:tab/>Earth -------------------------- <text:tab/>The blue ball of the moon landing -----------<text:tab/>Page <text:s/>5</text:p>
      <text:p text:style-name="P2"><text:tab/>Focus ------------------------- <text:tab/>The focus you keep, is who you are --------<text:tab/>Page <text:s/>6</text:p>
      <text:p text:style-name="P2"><text:tab/>Good -------------------------- <text:tab/>The good the bad and the universe ----------<text:tab/>Page <text:s/>7</text:p>
      <text:p text:style-name="P2"><text:tab/>Healing ----------------------- <text:tab/>Unclogging the obstruction ------------------<text:tab/>Page <text:s/>8</text:p>
      <text:p text:style-name="P2"><text:tab/>Inalienable ------------------- <text:tab/>The traits of society ---------------------------<text:tab/>Page <text:s/>9</text:p>
      <text:p text:style-name="P2"><text:tab/>Joke --------------------------- <text:tab/>How not to be a comedian -------------------<text:tab/>Page 10</text:p>
      <text:p text:style-name="P2"><text:tab/>Kitchen ----------------------- <text:tab/>The ever shifting table dirt -------------------<text:tab/>Page 11</text:p>
      <text:p text:style-name="P2"><text:tab/>Looks ------------------------- <text:tab/>The dream I have ------------------------------<text:tab/>Page 12</text:p>
      <text:p text:style-name="P2"><text:tab/>Molecules -------------------- <text:tab/>The neighboring interaction -----------------<text:tab/>Page 13</text:p>
      <text:p text:style-name="P2"><text:tab/>Newton ----------------------- <text:tab/>Equal and opposing forces -------------------<text:tab/>Page 14</text:p>
      <text:p text:style-name="P2"><text:tab/>Old <text:s/>--------------------------- <text:tab/>The power of tradition ------------------------<text:tab/>Page 15</text:p>
      <text:p text:style-name="P2"><text:tab/>Potato ------------------------- <text:tab/>The spiritual Quantum Physics --------------<text:tab/>Page 16</text:p>
      <text:p text:style-name="P2"><text:tab/>Query ------------------------- <text:tab/>Looking for answers --------------------------<text:tab/>Page 17</text:p>
      <text:p text:style-name="P2"><text:tab/>Religion ---------------------- <text:tab/>Our spiritual side ------------------------------<text:tab/>Page 18</text:p>
      <text:p text:style-name="P2"><text:tab/>Snake ------------------------- <text:tab/>In the bushes -----------------------------------<text:tab/>Page 19</text:p>
      <text:p text:style-name="P2"><text:tab/>Tribe ------------------------- <text:tab/>Comprehending Tribal roots <text:s/>----------------<text:tab/>Page 20</text:p>
      <text:p text:style-name="P2"><text:tab/>Underwear ------------------- <text:tab/>Hidden slaves ----------------------------------<text:tab/>Page 21</text:p>
      <text:p text:style-name="P2"><text:tab/>Venom ------------------------ <text:tab/>Of the spirit ------------------------------------<text:tab/>Page 22</text:p>
      <text:p text:style-name="P2"><text:tab/>Wish -------------------------- <text:tab/>For a better world ------------------------------<text:tab/>Page 23</text:p>
      <text:p text:style-name="P2"><text:tab/>Xtras -------------------------- <text:tab/>Miracles and wonders -------------------------<text:tab/>Page 24</text:p>
      <text:p text:style-name="P2"><text:tab/>You ---------------------------- <text:tab/>The center of the universe --------------------<text:tab/>Page 25</text:p>
      <text:p text:style-name="P2"><text:tab/>Zigzag ------------------------ <text:tab/>Of choices --------------------------------------<text:tab/>Page 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17:15:28.62</meta:creation-date>
    <dc:date>2016-02-05T14:58:34.69</dc:date>
    <dc:creator>Peter Glen</dc:creator>
    <meta:editing-duration>PT1H57M26S</meta:editing-duration>
    <meta:editing-cycles>70</meta:editing-cycles>
    <meta:generator>OpenOffice/4.1.1$Win32 OpenOffice.org_project/411m6$Build-9775</meta:generator>
    <meta:printed-by>Peter Glen</meta:printed-by>
    <meta:print-date>2016-02-05T14:53:25.37</meta:print-date>
    <meta:document-statistic meta:table-count="0" meta:image-count="0" meta:object-count="0" meta:page-count="1" meta:paragraph-count="27" meta:word-count="244" meta:character-count="2315"/>
  </office:meta>
</office:document-meta>
</file>